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6E0000024CEA4F9F1F8DD92D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3.697cm" svg:height="12.036cm" draw:transform="rotate (1.5707963267949) translate (4.714cm 28.4cm)">
          <draw:image xlink:href="Pictures/100000000000066E0000024CEA4F9F1F8DD92D6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5T14:47:13.371000000</dc:date>
    <meta:editing-duration>PT58M10S</meta:editing-duration>
    <meta:editing-cycles>11</meta:editing-cycles>
    <meta:generator>LibreOffice/7.4.7.2$Windows_X86_64 LibreOffice_project/723314e595e8007d3cf785c16538505a1c878ca5</meta:generator>
    <meta:document-statistic meta:object-count="1"/>
  </office:meta>
</office:document-meta>
</file>